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howcard Gothic" svg:font-family="'Showcard Gothic'" style:font-family-generic="decorative" style:font-pitch="variable"/>
    <style:font-face style:name="Showcard Gothic1" svg:font-family="'Showcard Gothic'" style:font-adornments="Fett" style:font-family-generic="decorative" style:font-pitch="variable"/>
  </office:font-face-decls>
  <office:automatic-styles>
    <style:style style:name="P1" style:family="paragraph" style:parent-style-name="Text_20_body">
      <style:paragraph-properties fo:margin-top="0cm" fo:margin-bottom="0.046cm" style:contextual-spacing="false"/>
      <style:text-properties style:font-name="Calibri" fo:font-size="11pt" officeooo:rsid="01c80e11" officeooo:paragraph-rsid="0008e816" style:font-size-asian="11pt" style:font-size-complex="11pt"/>
    </style:style>
    <style:style style:name="P2" style:family="paragraph" style:parent-style-name="Text_20_body" style:list-style-name="List_20_1">
      <style:paragraph-properties fo:margin-top="0cm" fo:margin-bottom="0.046cm" style:contextual-spacing="false"/>
      <style:text-properties style:font-name="Calibri" fo:font-size="11pt" officeooo:rsid="01c80e11" officeooo:paragraph-rsid="0008e816" style:font-size-asian="11pt" style:font-size-complex="11pt"/>
    </style:style>
    <style:style style:name="P3" style:family="paragraph" style:parent-style-name="Text_20_body" style:list-style-name="List_20_1">
      <style:paragraph-properties fo:margin-top="0cm" fo:margin-bottom="0.046cm" style:contextual-spacing="false"/>
      <style:text-properties style:font-name="Calibri" fo:font-size="11pt" officeooo:rsid="025816f0" officeooo:paragraph-rsid="0008e816" style:font-size-asian="11pt" style:font-size-complex="11pt"/>
    </style:style>
    <style:style style:name="P4" style:family="paragraph" style:parent-style-name="Text_20_body" style:list-style-name="List_20_1">
      <style:paragraph-properties fo:margin-top="0cm" fo:margin-bottom="0.046cm" style:contextual-spacing="false"/>
      <style:text-properties style:font-name="Calibri" fo:font-size="11pt" officeooo:rsid="02046556" officeooo:paragraph-rsid="0008e816" style:font-size-asian="11pt" style:font-size-complex="11pt"/>
    </style:style>
    <style:style style:name="T1" style:family="text">
      <style:text-properties style:font-name="Showcard Gothic1" fo:font-size="11pt" fo:font-style="italic" fo:font-weight="bold" officeooo:rsid="024eda9c" style:font-style-asian="italic" style:font-weight-asian="bold" style:font-style-complex="italic" style:font-weight-complex="bold"/>
    </style:style>
    <style:style style:name="T2" style:family="text">
      <style:text-properties style:font-name="Showcard Gothic1" fo:font-style="italic" fo:font-weight="bold" officeooo:rsid="024eda9c" style:font-style-asian="italic" style:font-weight-asian="bold" style:font-style-complex="italic" style:font-weight-complex="bold"/>
    </style:style>
    <style:style style:name="T3" style:family="text">
      <style:text-properties style:font-name="Calibri1"/>
    </style:style>
    <style:style style:name="T4" style:family="text">
      <style:text-properties style:font-name="Calibri1" fo:font-size="11pt"/>
    </style:style>
    <style:style style:name="T5" style:family="text">
      <style:text-properties style:font-name="Calibri1" fo:font-size="11pt" officeooo:rsid="02046556"/>
    </style:style>
    <style:style style:name="T6" style:family="text">
      <style:text-properties style:font-name="Calibri1" officeooo:rsid="02046556"/>
    </style:style>
    <style:style style:name="T7" style:family="text">
      <style:text-properties officeooo:rsid="01ebe1cb"/>
    </style:style>
    <style:style style:name="T8" style:family="text">
      <style:text-properties officeooo:rsid="0253003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24eda9c"/>
    </style:style>
    <style:style style:name="T11" style:family="text">
      <style:text-properties officeooo:rsid="02506d99"/>
    </style:style>
    <style:style style:name="T12" style:family="text">
      <style:text-properties officeooo:rsid="028a26e4"/>
    </style:style>
    <style:style style:name="T13" style:family="text">
      <style:text-properties officeooo:rsid="025a3651"/>
    </style:style>
    <style:style style:name="T14" style:family="text">
      <style:text-properties officeooo:rsid="0269d3e9"/>
    </style:style>
    <style:style style:name="T15" style:family="text">
      <style:text-properties officeooo:rsid="02594aed"/>
    </style:style>
    <style:style style:name="T16" style:family="text">
      <style:text-properties officeooo:rsid="0251e466"/>
    </style:style>
    <style:style style:name="T17" style:family="text">
      <style:text-properties fo:font-style="italic" fo:font-weight="bold" officeooo:rsid="024eda9c" style:font-style-asian="italic" style:font-weight-asian="bold" style:font-style-complex="italic" style:font-weight-complex="bold"/>
    </style:style>
    <style:style style:name="T18" style:family="text">
      <style:text-properties officeooo:rsid="02046556"/>
    </style:style>
    <style:style style:name="T19" style:family="text">
      <style:text-properties style:font-name="Showcard Gothic" fo:font-style="italic" fo:font-weight="bold" officeooo:rsid="024eda9c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9">LARUS</text:span><text:span text:style-name="T17"> <text:s/></text:span>konnte <text:span text:style-name="T18">nur </text:span>entstehen durch die Zusammenarbeit und die Beiträge folgender Personen <text:span text:style-name="T7">(in alphanumerischer Reihenfolge</text:span><text:span text:style-name="T8">)</text:span></text:p>
      <text:p text:style-name="P1"/>
      <text:list xml:id="list4273756124" text:style-name="List_20_1">
        <text:list-item>
          <text:p text:style-name="P2"><text:span text:style-name="T9">Betz, Max</text:span>, <text:span text:style-name="T10">Segelflieger, Software- </text:span><text:span text:style-name="T11">und Hardware-</text:span><text:span text:style-name="T10">Entwickler, ehemaliger Student von Prof. Dr. </text:span><text:span text:style-name="T11">Klaus </text:span><text:span text:style-name="T10">Schäfer an der FH Darmstadt</text:span></text:p>
          <text:list>
            <text:list-item>
              <text:p text:style-name="P3">Hardware- und Software-Entwicklung <text:span text:style-name="T12">der Sensoren</text:span>, <text:span text:style-name="T12">Guru </text:span><text:span text:style-name="T13">des </text:span><text:span text:style-name="T12">GitHub-Auftritts<text:line-break/></text:span></text:p>
            </text:list-item>
          </text:list>
        </text:list-item>
        <text:list-item>
          <text:p text:style-name="P2"><text:span text:style-name="T9">Foerderer, Marc</text:span>, <text:span text:style-name="T10">Segelflieger, CEO </text:span><text:span text:style-name="T8">und Partner </text:span><text:span text:style-name="T10">bei Air Avionics</text:span></text:p>
          <text:list>
            <text:list-item>
              <text:p text:style-name="P3">Unterstützung durch Material-Überlassung<text:line-break/></text:p>
            </text:list-item>
          </text:list>
        </text:list-item>
        <text:list-item>
          <text:p text:style-name="P2"><text:span text:style-name="T9">Langer, Stefan</text:span>, <text:span text:style-name="T10">deutscher Spitzenpilot, baut und vertreibt das OpenVario System</text:span></text:p>
          <text:list>
            <text:list-item>
              <text:p text:style-name="P3"><text:span text:style-name="T14">Alpha-Tester, </text:span>Unterstützung durch Test und Feedback<text:line-break/></text:p>
            </text:list-item>
          </text:list>
        </text:list-item>
        <text:list-item>
          <text:p text:style-name="P4"><text:span text:style-name="T9">Leutenegger, Stefan</text:span>, <text:span text:style-name="T8">S</text:span><text:span text:style-name="T10">chweizer Spitzenpilot, Professor an der TU </text:span><text:span text:style-name="T11">München</text:span><text:span text:style-name="T10">, Schwerpunkt-Thema „Steuerung autonomer Systeme“, </text:span><text:span text:style-name="T15">viele Jahre Erfahrung um Bau von Drohnensteuerungen. </text:span><text:span text:style-name="T11">hat </text:span><text:span text:style-name="T10">in 2011 </text:span><text:span text:style-name="T11">die Windschätzung im Butterfly Air Glide S geschrieben </text:span></text:p>
          <text:list>
            <text:list-item>
              <text:p text:style-name="P3">Software-Entwicklung <text:span text:style-name="T15">Windschätzung<text:line-break/></text:span></text:p>
            </text:list-item>
          </text:list>
        </text:list-item>
        <text:list-item>
          <text:p text:style-name="P2"><text:span text:style-name="T9">Maier, Felix</text:span>, <text:span text:style-name="T11">Segelflieger, Maschinenbauingenieur (FH), QS-Ingenieur bei Continental</text:span></text:p>
          <text:list>
            <text:list-item>
              <text:p text:style-name="P3">3-D-Druck<text:line-break/></text:p>
            </text:list-item>
          </text:list>
        </text:list-item>
        <text:list-item>
          <text:p text:style-name="P2"><text:span text:style-name="T9">Rupp, Horst</text:span>, <text:span text:style-name="T11">Segelflieger, Dipl.-In</text:span><text:span text:style-name="T8">form.</text:span><text:span text:style-name="T11">, </text:span><text:span text:style-name="T15">Nestor des Projekts, ehemals </text:span><text:span text:style-name="T11">Software-Entwickler, </text:span><text:span text:style-name="T15">dann </text:span><text:span text:style-name="T8">IT-Manager </text:span><text:span text:style-name="T12">und IT-Berater</text:span><text:span text:style-name="T8">, viele Jahre Erfahrung im Bau von Variometern, </text:span><text:span text:style-name="T15">hat auf die alten Tage Programmieren wieder neu lernen müssen</text:span></text:p>
          <text:list>
            <text:list-item>
              <text:p text:style-name="P3">Software-Entwicklung <text:span text:style-name="T12">FrontEnd</text:span>, Hardware- und Software-Entwicklung Prototype Audio<text:line-break/></text:p>
            </text:list-item>
          </text:list>
        </text:list-item>
        <text:list-item>
          <text:p text:style-name="P2"><text:span text:style-name="T9">Schäfer, Klaus</text:span>, <text:span text:style-name="T11">Segelflieger, Professor an der FH Darmstadt, Schwerpunkt-Thema “Microcontroller“, </text:span><text:span text:style-name="T8">viele Jahre Erfahrung im Bau von Drohnensteuerungen und Variometern</text:span></text:p>
          <text:list>
            <text:list-item>
              <text:p text:style-name="P3">Software-Entwicklung Sensor, AHRS <text:span text:style-name="T15">und Windschätzung</text:span></text:p>
            </text:list-item>
            <text:list-item>
              <text:p text:style-name="P3"><text:span text:style-name="T15">Guru der Entwicklungsplattform </text:span><text:span text:style-name="T12">STM32CUBEIDE<text:line-break/></text:span></text:p>
            </text:list-item>
          </text:list>
        </text:list-item>
        <text:list-item>
          <text:p text:style-name="P2"><text:span text:style-name="T9">Simon, Winfried</text:span>, <text:span text:style-name="T11">Segelflieger, Dipl.-Ing. </text:span><text:span text:style-name="T16">f</text:span><text:span text:style-name="T11">ür E-Technik, Software-Entwickler, </text:span><text:span text:style-name="T8">viele Jahre Erfahrung im Bau von Variometern</text:span></text:p>
          <text:list>
            <text:list-item>
              <text:p text:style-name="P3"><text:span text:style-name="T14">W</text:span>ichtigster Sparringspartner <text:span text:style-name="T15">und Ideenreiniger </text:span><text:span text:style-name="T14">im Team</text:span></text:p>
            </text:list-item>
            <text:list-item>
              <text:p text:style-name="P3"><text:span text:style-name="T13">Vorverarbeitung </text:span><text:span text:style-name="T14">und </text:span>Darstellung von Flugzeugpolaren <text:span text:style-name="T15">für die </text:span><text:span text:style-name="T13">Nutzung </text:span><text:span text:style-name="T15">im </text:span><text:span text:style-name="T12">FrontEnd<text:line-break/></text:span></text:p>
            </text:list-item>
          </text:list>
        </text:list-item>
        <text:list-item>
          <text:p text:style-name="P2"><text:span text:style-name="T9">Wahlig, Uwe</text:span>, <text:span text:style-name="T16">deutscher Spitzenpilot</text:span><text:span text:style-name="T11">, Software-Entwickler und SAP-Berater</text:span></text:p>
          <text:list>
            <text:list-item>
              <text:p text:style-name="P3"><text:span text:style-name="T14">Alpha-Tester, </text:span>Unterstützung durch Test und Feedback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howcard Gothic" svg:font-family="'Showcard Gothic'" style:font-family-generic="decorative" style:font-pitch="variable"/>
    <style:font-face style:name="Showcard Gothic1" svg:font-family="'Showcard Gothic'" style:font-adornments="Fett" style:font-family-generic="decorative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orst Rupp</meta:initial-creator>
    <meta:creation-date>2022-04-18T11:08:00.355000000</meta:creation-date>
    <dc:date>2022-04-18T11:09:58.938000000</dc:date>
    <dc:creator>Horst Rupp</dc:creator>
    <meta:editing-duration>PT1M58S</meta:editing-duration>
    <meta:editing-cycles>1</meta:editing-cycles>
    <meta:document-statistic meta:table-count="0" meta:image-count="0" meta:object-count="0" meta:page-count="1" meta:paragraph-count="21" meta:word-count="238" meta:character-count="1902" meta:non-whitespace-character-count="1695"/>
    <meta:generator>LibreOffice/7.3.2.2$Windows_X86_64 LibreOffice_project/49f2b1bff42cfccbd8f788c8dc32c1c309559be0</meta:generator>
  </office:meta>
</office:document-meta>
</file>